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/>
      <text:p text:style-name="Standard">Sequenza di istruzioni :</text:p>
      <text:p text:style-name="Standard"/>
      <text:p text:style-name="Standard">S.goThrough{</text:p>
      <text:p text:style-name="Standard"><text:tab/>isActive=TRUE;</text:p>
      <text:p text:style-name="Standard"><text:tab/>se !primo =&gt; wait</text:p>
      <text:p text:style-name="Standard">}</text:p>
      <text:p text:style-name="Standard">S.enterSegment</text:p>
      <text:p text:style-name="Standard">loop: <text:tab/> S.getPath</text:p>
      <text:p text:style-name="Standard"><text:tab/>C.evaluate</text:p>
      <text:p text:style-name="Standard">end loop</text:p>
      <text:p text:style-name="Standard"/>
      <text:p text:style-name="Standard">loop:<text:tab/>S[n+1, n+2..0,1..n-1].setArrivalTime(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//metodo per far passare tempo, per una esecuzione più le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9" meta:word-count="47" meta:character-count="339"/>
    <dc:date>2009-08-16T17:47:09.84</dc:date>
    <dc:creator>Famiglia Nesello</dc:creator>
    <meta:editing-duration>PT00H05M43S</meta:editing-duration>
    <meta:editing-cycles>1</meta:editing-cycles>
    <meta:generator>OpenOffice.org/3.0$Win32 OpenOffice.org_project/300m15$Build-9379</meta:generator>
  </office:meta>
</office:document-meta>
</file>